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language="es" fo:country="AR" officeooo:rsid="00100884" officeooo:paragraph-rsid="0010088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language="es" fo:country="AR" style:text-underline-style="none" officeooo:rsid="00100884" officeooo:paragraph-rsid="001cbb4f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language="es" fo:country="AR" officeooo:rsid="00100884" officeooo:paragraph-rsid="00100884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text-position="super 58%" style:font-name="Arial" fo:font-size="12pt" fo:language="es" fo:country="AR" officeooo:rsid="00100884" officeooo:paragraph-rsid="00100884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text-position="0% 100%" style:font-name="Arial" fo:font-size="12pt" fo:language="es" fo:country="AR" officeooo:rsid="00100884" officeooo:paragraph-rsid="00100884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officeooo:paragraph-rsid="001fa973"/>
    </style:style>
    <style:style style:name="P7" style:family="paragraph" style:parent-style-name="Standard">
      <style:paragraph-properties fo:margin-top="0cm" fo:margin-bottom="0.499cm" style:contextual-spacing="false"/>
      <style:text-properties style:font-name="Arial1" fo:font-size="14pt" fo:language="es" fo:country="AR" officeooo:rsid="00149d82" officeooo:paragraph-rsid="00100884" style:font-size-asian="14pt" style:font-size-complex="14pt"/>
    </style:style>
    <style:style style:name="P8" style:family="paragraph" style:parent-style-name="Standard" style:master-page-name="">
      <style:paragraph-properties fo:margin-top="0cm" fo:margin-bottom="0cm" style:contextual-spacing="false" fo:line-height="150%" fo:text-align="justify" style:justify-single-word="false" style:page-number="auto"/>
      <style:text-properties style:font-name="Arial1" fo:font-size="10pt" fo:language="es" fo:country="AR" officeooo:rsid="0012f731" officeooo:paragraph-rsid="00218e8e" style:font-size-asian="8.75pt" style:font-size-complex="10pt"/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0pt" fo:language="es" fo:country="AR" officeooo:rsid="0012f731" officeooo:paragraph-rsid="00218e8e" style:font-size-asian="8.75pt" style:font-size-complex="10pt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0pt" officeooo:paragraph-rsid="001e69e3" style:font-size-asian="8.75pt" style:font-size-complex="10pt"/>
    </style:style>
    <style:style style:name="P1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2" fo:font-size="10pt" officeooo:paragraph-rsid="001e69e3" style:font-size-asian="10pt" style:font-size-complex="10pt"/>
    </style:style>
    <style:style style:name="P1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2" fo:font-size="10pt" officeooo:paragraph-rsid="00218e8e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language="es" fo:country="AR" officeooo:rsid="00100884" officeooo:paragraph-rsid="00100884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Arial" fo:font-size="12pt" fo:language="es" fo:country="AR" officeooo:rsid="00100884" style:font-size-asian="12pt" style:font-size-complex="12pt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26341"/>
    </style:style>
    <style:style style:name="T5" style:family="text">
      <style:text-properties style:text-position="0% 100%" style:font-name="Arial" fo:font-size="12pt" fo:language="es" fo:country="AR" officeooo:rsid="00100884" style:font-size-asian="12pt" style:font-size-complex="12pt"/>
    </style:style>
    <style:style style:name="T6" style:family="text">
      <style:text-properties style:text-position="0% 100%" officeooo:rsid="0022e41b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e69e3"/>
    </style:style>
    <style:style style:name="T9" style:family="text">
      <style:text-properties officeooo:rsid="001e69e3"/>
    </style:style>
    <style:style style:name="T10" style:family="text">
      <style:text-properties style:font-name="Arial2" fo:language="es" fo:country="AR" style:text-underline-style="none" officeooo:rsid="00149d82" style:font-size-asian="10pt"/>
    </style:style>
    <style:style style:name="T11" style:family="text">
      <style:text-properties style:font-name="Arial2" fo:language="es" fo:country="AR" style:text-underline-style="none" officeooo:rsid="001e69e3" style:font-size-asian="10pt"/>
    </style:style>
    <style:style style:name="T12" style:family="text">
      <style:text-properties style:font-name="Arial2" fo:language="es" fo:country="AR" style:text-underline-style="none" officeooo:rsid="00224c5a" style:font-size-asian="10pt"/>
    </style:style>
    <style:style style:name="T13" style:family="text">
      <style:text-properties officeooo:rsid="00218e8e"/>
    </style:style>
    <style:style style:name="T1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tudio de la confiabilidad de <text:span text:style-name="T9">diferentes topologías de arquitecturas tolerantes a fallas basadas en componentes COTS para aviónicas de vehículos espaciales</text:span></text:p>
      <text:p text:style-name="P1"/>
      <text:p text:style-name="P3">Arias Emmanuel<text:span text:style-name="T1">1 </text:span><text:span text:style-name="T3">, Gustavo Wiman</text:span><text:span text:style-name="T1">2</text:span></text:p>
      <text:p text:style-name="P4"/>
      <text:p text:style-name="P3"><text:span text:style-name="T1">1</text:span><text:span text:style-name="T3">Unidad de Formación Superior - Comisión Nacional de Actividades Espaciales, </text:span><text:span text:style-name="T6">Falda del Carmen (X5187</text:span><text:span text:style-name="T6">), </text:span><text:span text:style-name="T4">Córdoba</text:span></text:p>
      <text:p text:style-name="P3"><text:span text:style-name="T1">2 </text:span><text:span text:style-name="T4">IN</text:span><text:span text:style-name="T3">VAP, Bariloche</text:span></text:p>
      <text:p text:style-name="P3"/>
      <text:p text:style-name="P6"><text:span text:style-name="T2">1</text:span><text:span text:style-name="T5">emmanuelarias30@gmail.com</text:span></text:p>
      <text:p text:style-name="P3"/>
      <text:p text:style-name="P5"/>
      <text:p text:style-name="P7">Resumen</text:p>
      <text:p text:style-name="P8"><text:span text:style-name="T13">El objetivo de este trabajo es el de evaluar </text:span>la aplicación de componentes COTS (commercial-off-the-shelf) en el desarrollo de aviónicas para satélites de nueva generación. La utilización de estos componentes es de especial interés para INVAP, <text:s/>ya que permitiría reducir <text:span text:style-name="T9">considerablemente </text:span>costos, <text:span text:style-name="T9">masa, volumen y consumo de potencia de la electrónica de sus satélites al mismo tiempo permitiría aumentar sus prestaciones mediante la utilización de componentes con tecnologías más avanzadas que la de <text:s/>aquellos habilitados para volar según los criterios usuales en la industria aeroespacial. El empleo de estos componentes mejoraría la competitividad de los productos satelitales argentinos en el mercado global.</text:span></text:p>
      <text:p text:style-name="P9"><text:span text:style-name="T9">Son ventajas adicionales de los componentes COTS que no están sujetos a las restricciones de importación/exportación que se aplican a los componentes aptos para </text:span><text:span text:style-name="T8">aplicaciones</text:span><text:span text:style-name="T9"> militares ni tienen los largos plazos de entrega asociados a los componentes que se producen en pequeña escala y con procesos especiales.</text:span></text:p>
      <text:p text:style-name="P11"><text:span text:style-name="T13">La habilitación de los </text:span>componentes COTS en aplicaciones espaciales <text:span text:style-name="T13">requiere </text:span>que la probabilidad de fallas catastróficas y de degradación, causadas por el ambiente espacial, <text:span text:style-name="T13">sea</text:span> compatible con las características de la misión, y <text:span text:style-name="T13">deben</text:span> diseñar arquitecturas que, mediante el uso de redundancias, permitan que el sistema sea tolerante a las fallas inducidas, en sus componentes, por el ambiente espacial.</text:p>
      <text:p text:style-name="P10"><text:span text:style-name="Fuente_20_de_20_párrafo_20_predeter."><text:span text:style-name="T10">En este trabajo se </text:span></text:span><text:span text:style-name="Fuente_20_de_20_párrafo_20_predeter."><text:span text:style-name="T12">comparan</text:span></text:span><text:span text:style-name="Fuente_20_de_20_párrafo_20_predeter."><text:span text:style-name="T10"> tres tipos de topologías (árbol binario, arquitectura distribuida </text:span></text:span><text:span text:style-name="Fuente_20_de_20_párrafo_20_predeter."><text:span text:style-name="T11">y algunas variantes de ellos)</text:span></text:span><text:span text:style-name="Fuente_20_de_20_párrafo_20_predeter."><text:span text:style-name="T10"> de arquitecturas utilizadas en investigaciones llevadas a cabo con anterioridad. Para ello en primer lugar se estudia cada una de estas y se plantean modelos que permiten medir su grado de confiabilidad. En segundo lugar se realiza un estudio del impacto negativo de la falla de uno o más nodos en las diferentes arquitecturas. Y finalmente se lleva a cabo una comparación objetiva para determinar qué arquitectura es la más conveniente para la aplicación el desarrollo de aviónica de proyectos satelitales utilizando componentes COTS.</text:span></text:span></text:p>
      <text:p text:style-name="P12"><text:span text:style-name="Fuente_20_de_20_párrafo_20_predeter."><text:span text:style-name="T10">En el marco de este trabajo se investigan y analizan diferentes arquitecturas de aviónica, que pueden ser utilizadas para lograr que el sistema sea tolerante a fallas, cumpliendo con los requerimientos de una misión satelital, y se comparan sus características de confiabilidad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Arias</meta:initial-creator>
    <meta:creation-date>2016-11-21T08:57:46.309974413</meta:creation-date>
    <dc:date>2016-12-12T10:49:41.206706099</dc:date>
    <dc:creator>Emmanuel Arias</dc:creator>
    <meta:editing-duration>P1DT1H10M1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398" meta:character-count="2708" meta:non-whitespace-character-count="2319"/>
  </office:meta>
</office:document-meta>
</file>